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9.941cm"/>
    </style:style>
    <style:style style:name="co6" style:family="table-column">
      <style:table-column-properties fo:break-before="auto" style:column-width="2.491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1.91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<text:s/>Instance <text:s text:c="4"/>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ecoder</text:p>
          </table:table-cell>
          <table:table-cell office:value-type="string" calcext:value-type="string">
            <text:p>Num Run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Final objValue</text:p>
          </table:table-cell>
          <table:table-cell office:value-type="string" calcext:value-type="string">
            <text:p>Average objValue</text:p>
          </table:table-cell>
          <table:table-cell office:value-type="string" calcext:value-type="string">
            <text:p>Time Best</text:p>
          </table:table-cell>
          <table:table-cell office:value-type="string" calcext:value-type="string">
            <text:p>Time Total</text:p>
          </table:table-cell>
        </table:table-row>
        <table:table-row table:style-name="ro1">
          <table:table-cell office:value-type="string" calcext:value-type="string">
            <text:p>HEVTSP_1_50_1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545.88 6563.35 6524.53 6470.11 6648.65</text:p>
          </table:table-cell>
          <table:table-cell office:value-type="float" office:value="6470.1" calcext:value-type="float">
            <text:p>6470,1</text:p>
          </table:table-cell>
          <table:table-cell office:value-type="float" office:value="6550.5" calcext:value-type="float">
            <text:p>6550,5</text:p>
          </table:table-cell>
          <table:table-cell office:value-type="float" office:value="200642" calcext:value-type="float">
            <text:p>200642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1_50_1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27156.60 1029296.51 1043844.08 1050105.41 1059614.04</text:p>
          </table:table-cell>
          <table:table-cell office:value-type="float" office:value="1027156.6" calcext:value-type="float">
            <text:p>1027156,6</text:p>
          </table:table-cell>
          <table:table-cell office:value-type="float" office:value="1042003.3" calcext:value-type="float">
            <text:p>1042003,3</text:p>
          </table:table-cell>
          <table:table-cell office:value-type="float" office:value="290905" calcext:value-type="float">
            <text:p>290905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1_50_1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794294.89 4302674.77 4612547.61 3211781.76 3958721.47</text:p>
          </table:table-cell>
          <table:table-cell office:value-type="float" office:value="3211781.8" calcext:value-type="float">
            <text:p>3211781,8</text:p>
          </table:table-cell>
          <table:table-cell office:value-type="float" office:value="3976004.1" calcext:value-type="float">
            <text:p>3976004,1</text:p>
          </table:table-cell>
          <table:table-cell office:value-type="float" office:value="294059" calcext:value-type="float">
            <text:p>294059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1_50_1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628.31 6615.06 6528.14 6574.17 6757.55</text:p>
          </table:table-cell>
          <table:table-cell office:value-type="float" office:value="6528.1" calcext:value-type="float">
            <text:p>6528,1</text:p>
          </table:table-cell>
          <table:table-cell office:value-type="float" office:value="6620.6" calcext:value-type="float">
            <text:p>6620,6</text:p>
          </table:table-cell>
          <table:table-cell office:value-type="float" office:value="325853" calcext:value-type="float">
            <text:p>325853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1_50_1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68875.90 1046202.06 1116249.67 1129684.11 1024620.72</text:p>
          </table:table-cell>
          <table:table-cell office:value-type="float" office:value="1024620.7" calcext:value-type="float">
            <text:p>1024620,7</text:p>
          </table:table-cell>
          <table:table-cell office:value-type="float" office:value="1077126.5" calcext:value-type="float">
            <text:p>1077126,5</text:p>
          </table:table-cell>
          <table:table-cell office:value-type="float" office:value="373896" calcext:value-type="float">
            <text:p>37389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1_50_1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580110.66 4187424.33 3856889.68 4883167.46 4651516.14</text:p>
          </table:table-cell>
          <table:table-cell office:value-type="float" office:value="3856889.7" calcext:value-type="float">
            <text:p>3856889,7</text:p>
          </table:table-cell>
          <table:table-cell office:value-type="float" office:value="4431821.7" calcext:value-type="float">
            <text:p>4431821,7</text:p>
          </table:table-cell>
          <table:table-cell office:value-type="float" office:value="270145" calcext:value-type="float">
            <text:p>27014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1_50_2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096.89 6122.84 6126.95 5789.97 6010.07</text:p>
          </table:table-cell>
          <table:table-cell office:value-type="float" office:value="5790" calcext:value-type="float">
            <text:p>5790</text:p>
          </table:table-cell>
          <table:table-cell office:value-type="float" office:value="6029.3" calcext:value-type="float">
            <text:p>6029,3</text:p>
          </table:table-cell>
          <table:table-cell office:value-type="float" office:value="171652" calcext:value-type="float">
            <text:p>1716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1_50_2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70784.50 1030891.32 1055633.27 1053432.11 1072686.34</text:p>
          </table:table-cell>
          <table:table-cell office:value-type="float" office:value="1030891.3" calcext:value-type="float">
            <text:p>1030891,3</text:p>
          </table:table-cell>
          <table:table-cell office:value-type="float" office:value="1056685.5" calcext:value-type="float">
            <text:p>1056685,5</text:p>
          </table:table-cell>
          <table:table-cell office:value-type="float" office:value="203361" calcext:value-type="float">
            <text:p>203361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1_50_2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331248.73 4538490.62 4587251.69 4566401.84 3732228.07</text:p>
          </table:table-cell>
          <table:table-cell office:value-type="float" office:value="3732228.1" calcext:value-type="float">
            <text:p>3732228,1</text:p>
          </table:table-cell>
          <table:table-cell office:value-type="float" office:value="4351124.2" calcext:value-type="float">
            <text:p>4351124,2</text:p>
          </table:table-cell>
          <table:table-cell office:value-type="float" office:value="170524" calcext:value-type="float">
            <text:p>170524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1_50_2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088.34 6094.25 5765.69 5837.06 6159.13</text:p>
          </table:table-cell>
          <table:table-cell office:value-type="float" office:value="5765.7" calcext:value-type="float">
            <text:p>5765,7</text:p>
          </table:table-cell>
          <table:table-cell office:value-type="float" office:value="5988.9" calcext:value-type="float">
            <text:p>5988,9</text:p>
          </table:table-cell>
          <table:table-cell office:value-type="float" office:value="205978" calcext:value-type="float">
            <text:p>205978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1_50_2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99436.86 1087807.83 1180103.83 1103205.97 1087059.91</text:p>
          </table:table-cell>
          <table:table-cell office:value-type="float" office:value="1087059.9" calcext:value-type="float">
            <text:p>1087059,9</text:p>
          </table:table-cell>
          <table:table-cell office:value-type="float" office:value="1111522.9" calcext:value-type="float">
            <text:p>1111522,9</text:p>
          </table:table-cell>
          <table:table-cell office:value-type="float" office:value="242206" calcext:value-type="float">
            <text:p>2422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1_50_2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811246.52 4311931.35 4259295.13 4532150.76 4422457.38</text:p>
          </table:table-cell>
          <table:table-cell office:value-type="float" office:value="4259295.1" calcext:value-type="float">
            <text:p>4259295,1</text:p>
          </table:table-cell>
          <table:table-cell office:value-type="float" office:value="4467416.2" calcext:value-type="float">
            <text:p>4467416,2</text:p>
          </table:table-cell>
          <table:table-cell office:value-type="float" office:value="262453" calcext:value-type="float">
            <text:p>26245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1_50_3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646.79 5662.00 5980.11 5661.68 5467.54</text:p>
          </table:table-cell>
          <table:table-cell office:value-type="float" office:value="5467.5" calcext:value-type="float">
            <text:p>5467,5</text:p>
          </table:table-cell>
          <table:table-cell office:value-type="float" office:value="5683.6" calcext:value-type="float">
            <text:p>5683,6</text:p>
          </table:table-cell>
          <table:table-cell office:value-type="float" office:value="258604" calcext:value-type="float">
            <text:p>25860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1_50_3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31717.91 1039149.53 1041941.05 1023505.25 1010795.25</text:p>
          </table:table-cell>
          <table:table-cell office:value-type="float" office:value="1010795.3" calcext:value-type="float">
            <text:p>1010795,3</text:p>
          </table:table-cell>
          <table:table-cell office:value-type="float" office:value="1029421.8" calcext:value-type="float">
            <text:p>1029421,8</text:p>
          </table:table-cell>
          <table:table-cell office:value-type="float" office:value="288.32" calcext:value-type="float">
            <text:p>288,3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1_50_3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023537.06 3688867.59 3481391.37 3536434.83 3602287.25</text:p>
          </table:table-cell>
          <table:table-cell office:value-type="float" office:value="3481391.4" calcext:value-type="float">
            <text:p>3481391,4</text:p>
          </table:table-cell>
          <table:table-cell office:value-type="float" office:value="3666503.6" calcext:value-type="float">
            <text:p>3666503,6</text:p>
          </table:table-cell>
          <table:table-cell office:value-type="float" office:value="197.65" calcext:value-type="float">
            <text:p>197,65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1_50_3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810.45 5947.30 5283.79 5593.22 5569.94</text:p>
          </table:table-cell>
          <table:table-cell office:value-type="float" office:value="5283.8" calcext:value-type="float">
            <text:p>5283,8</text:p>
          </table:table-cell>
          <table:table-cell office:value-type="float" office:value="5640.9" calcext:value-type="float">
            <text:p>5640,9</text:p>
          </table:table-cell>
          <table:table-cell office:value-type="float" office:value="206221" calcext:value-type="float">
            <text:p>2062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1_50_3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55222.16 1082072.06 1071716.53 1084422.58 1047349.22</text:p>
          </table:table-cell>
          <table:table-cell office:value-type="float" office:value="1047349.2" calcext:value-type="float">
            <text:p>1047349,2</text:p>
          </table:table-cell>
          <table:table-cell office:value-type="float" office:value="1068156.5" calcext:value-type="float">
            <text:p>1068156,5</text:p>
          </table:table-cell>
          <table:table-cell office:value-type="float" office:value="301479" calcext:value-type="float">
            <text:p>301479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1_50_3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075862.87 4228999.18 4123846.31 3713642.06 3640306.96</text:p>
          </table:table-cell>
          <table:table-cell office:value-type="float" office:value="3640307" calcext:value-type="float">
            <text:p>3640307</text:p>
          </table:table-cell>
          <table:table-cell office:value-type="float" office:value="3956531.5" calcext:value-type="float">
            <text:p>3956531,5</text:p>
          </table:table-cell>
          <table:table-cell office:value-type="float" office:value="141539" calcext:value-type="float">
            <text:p>141539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1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57830.13 1048750.09 1052875.11 1050195.06 1055585.78</text:p>
          </table:table-cell>
          <table:table-cell office:value-type="float" office:value="1048750.1" calcext:value-type="float">
            <text:p>1048750,1</text:p>
          </table:table-cell>
          <table:table-cell office:value-type="float" office:value="1053047.2" calcext:value-type="float">
            <text:p>1053047,2</text:p>
          </table:table-cell>
          <table:table-cell office:value-type="float" office:value="224837" calcext:value-type="float">
            <text:p>22483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2_50_1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39870.52 1386001.98 1557017.50 1501711.68 1504299.43</text:p>
          </table:table-cell>
          <table:table-cell office:value-type="float" office:value="1386002" calcext:value-type="float">
            <text:p>1386002</text:p>
          </table:table-cell>
          <table:table-cell office:value-type="float" office:value="1497780.2" calcext:value-type="float">
            <text:p>1497780,2</text:p>
          </table:table-cell>
          <table:table-cell office:value-type="float" office:value="287878" calcext:value-type="float">
            <text:p>287878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1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076482.85 4311497.42 3872119.37 4024039.11 4339986.18</text:p>
          </table:table-cell>
          <table:table-cell office:value-type="float" office:value="3872119.4" calcext:value-type="float">
            <text:p>3872119,4</text:p>
          </table:table-cell>
          <table:table-cell office:value-type="float" office:value="4124825" calcext:value-type="float">
            <text:p>4124825</text:p>
          </table:table-cell>
          <table:table-cell office:value-type="float" office:value="275517" calcext:value-type="float">
            <text:p>2755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2_50_1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62166.81 1061437.65 1075482.04 1077606.61 1052291.85</text:p>
          </table:table-cell>
          <table:table-cell office:value-type="float" office:value="1052291.9" calcext:value-type="float">
            <text:p>1052291,9</text:p>
          </table:table-cell>
          <table:table-cell office:value-type="float" office:value="1065797" calcext:value-type="float">
            <text:p>1065797</text:p>
          </table:table-cell>
          <table:table-cell office:value-type="float" office:value="366283" calcext:value-type="float">
            <text:p>36628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2_50_1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20580.02 1580723.17 1634673.05 1678231.21 1662399.71</text:p>
          </table:table-cell>
          <table:table-cell office:value-type="float" office:value="1520580" calcext:value-type="float">
            <text:p>1520580</text:p>
          </table:table-cell>
          <table:table-cell office:value-type="float" office:value="1615321.4" calcext:value-type="float">
            <text:p>1615321,4</text:p>
          </table:table-cell>
          <table:table-cell office:value-type="float" office:value="293627" calcext:value-type="float">
            <text:p>29362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2_50_1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224758.20 4371331.35 4248690.58 4240439.41 4540595.86</text:p>
          </table:table-cell>
          <table:table-cell office:value-type="float" office:value="4224758.2" calcext:value-type="float">
            <text:p>4224758,2</text:p>
          </table:table-cell>
          <table:table-cell office:value-type="float" office:value="4325163.1" calcext:value-type="float">
            <text:p>4325163,1</text:p>
          </table:table-cell>
          <table:table-cell office:value-type="float" office:value="191413" calcext:value-type="float">
            <text:p>1914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2_50_2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1886.46 1014528.72 1013263.22 1015582.09 1015326.01</text:p>
          </table:table-cell>
          <table:table-cell office:value-type="float" office:value="11886.5" calcext:value-type="float">
            <text:p>11886,5</text:p>
          </table:table-cell>
          <table:table-cell office:value-type="float" office:value="814117.3" calcext:value-type="float">
            <text:p>814117,3</text:p>
          </table:table-cell>
          <table:table-cell office:value-type="float" office:value="376159" calcext:value-type="float">
            <text:p>376159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2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140988.31 1215597.72 1257711.97 1167230.30 1253782.01</text:p>
          </table:table-cell>
          <table:table-cell office:value-type="float" office:value="1140988.3" calcext:value-type="float">
            <text:p>1140988,3</text:p>
          </table:table-cell>
          <table:table-cell office:value-type="float" office:value="1207062.1" calcext:value-type="float">
            <text:p>1207062,1</text:p>
          </table:table-cell>
          <table:table-cell office:value-type="float" office:value="212538" calcext:value-type="float">
            <text:p>2125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2_50_2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660598.20 3444147.24 3732293.17 3702849.07 2955580.37</text:p>
          </table:table-cell>
          <table:table-cell office:value-type="float" office:value="2955580.4" calcext:value-type="float">
            <text:p>2955580,4</text:p>
          </table:table-cell>
          <table:table-cell office:value-type="float" office:value="3499093.6" calcext:value-type="float">
            <text:p>3499093,6</text:p>
          </table:table-cell>
          <table:table-cell office:value-type="float" office:value="212.58" calcext:value-type="float">
            <text:p>212,5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2_50_2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23575.31 1018035.04 1020739.69 1020351.06 1024663.67</text:p>
          </table:table-cell>
          <table:table-cell office:value-type="float" office:value="1018035" calcext:value-type="float">
            <text:p>1018035</text:p>
          </table:table-cell>
          <table:table-cell office:value-type="float" office:value="1021473" calcext:value-type="float">
            <text:p>1021473</text:p>
          </table:table-cell>
          <table:table-cell office:value-type="float" office:value="239288" calcext:value-type="float">
            <text:p>239288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2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53572.29 1274443.79 1248791.55 1361464.13 1351597.99</text:p>
          </table:table-cell>
          <table:table-cell office:value-type="float" office:value="1248791.6" calcext:value-type="float">
            <text:p>1248791,6</text:p>
          </table:table-cell>
          <table:table-cell office:value-type="float" office:value="1297974" calcext:value-type="float">
            <text:p>1297974</text:p>
          </table:table-cell>
          <table:table-cell office:value-type="float" office:value="317954" calcext:value-type="float">
            <text:p>31795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2_50_2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689266.15 3892594.78 3652414.84 3344897.62 3717885.81</text:p>
          </table:table-cell>
          <table:table-cell office:value-type="float" office:value="3344897.6" calcext:value-type="float">
            <text:p>3344897,6</text:p>
          </table:table-cell>
          <table:table-cell office:value-type="float" office:value="3659411.8" calcext:value-type="float">
            <text:p>3659411,8</text:p>
          </table:table-cell>
          <table:table-cell office:value-type="float" office:value="290261" calcext:value-type="float">
            <text:p>29026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2_50_3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31170.88 1034624.56 1038163.91 1024408.41 1032590.55</text:p>
          </table:table-cell>
          <table:table-cell office:value-type="float" office:value="1024408.4" calcext:value-type="float">
            <text:p>1024408,4</text:p>
          </table:table-cell>
          <table:table-cell office:value-type="float" office:value="1032191.7" calcext:value-type="float">
            <text:p>1032191,7</text:p>
          </table:table-cell>
          <table:table-cell office:value-type="float" office:value="297319" calcext:value-type="float">
            <text:p>297319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3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313676.63 1570779.97 1454062.03 1238911.00 1283416.30</text:p>
          </table:table-cell>
          <table:table-cell office:value-type="float" office:value="1238911" calcext:value-type="float">
            <text:p>1238911</text:p>
          </table:table-cell>
          <table:table-cell office:value-type="float" office:value="1372169.2" calcext:value-type="float">
            <text:p>1372169,2</text:p>
          </table:table-cell>
          <table:table-cell office:value-type="float" office:value="216184" calcext:value-type="float">
            <text:p>216184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2_50_3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069321.70 4611095.28 3814062.34 3593488.10 3668607.71</text:p>
          </table:table-cell>
          <table:table-cell office:value-type="float" office:value="3593488.1" calcext:value-type="float">
            <text:p>3593488,1</text:p>
          </table:table-cell>
          <table:table-cell office:value-type="float" office:value="3951315" calcext:value-type="float">
            <text:p>3951315</text:p>
          </table:table-cell>
          <table:table-cell office:value-type="float" office:value="135849" calcext:value-type="float">
            <text:p>13584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2_50_3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45221.39 1036548.71 1040445.89 1044629.25 1052109.97</text:p>
          </table:table-cell>
          <table:table-cell office:value-type="float" office:value="1036548.7" calcext:value-type="float">
            <text:p>1036548,7</text:p>
          </table:table-cell>
          <table:table-cell office:value-type="float" office:value="1043791" calcext:value-type="float">
            <text:p>1043791</text:p>
          </table:table-cell>
          <table:table-cell office:value-type="float" office:value="231063" calcext:value-type="float">
            <text:p>23106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2_50_3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93487.57 1408903.86 1338738.61 1436400.26 1384221.33</text:p>
          </table:table-cell>
          <table:table-cell office:value-type="float" office:value="1338738.6" calcext:value-type="float">
            <text:p>1338738,6</text:p>
          </table:table-cell>
          <table:table-cell office:value-type="float" office:value="1412350.3" calcext:value-type="float">
            <text:p>1412350,3</text:p>
          </table:table-cell>
          <table:table-cell office:value-type="float" office:value="248.68" calcext:value-type="float">
            <text:p>248,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2_50_3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216666.43 4495153.63 4696774.51 4364503.20 4990632.00</text:p>
          </table:table-cell>
          <table:table-cell office:value-type="float" office:value="4216666.4" calcext:value-type="float">
            <text:p>4216666,4</text:p>
          </table:table-cell>
          <table:table-cell office:value-type="float" office:value="4552746" calcext:value-type="float">
            <text:p>4552746</text:p>
          </table:table-cell>
          <table:table-cell office:value-type="float" office:value="182114" calcext:value-type="float">
            <text:p>1821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3_50_1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352.98 17476.31 17441.51 17366.08 17202.53</text:p>
          </table:table-cell>
          <table:table-cell office:value-type="float" office:value="17202.5" calcext:value-type="float">
            <text:p>17202,5</text:p>
          </table:table-cell>
          <table:table-cell office:value-type="float" office:value="17367.9" calcext:value-type="float">
            <text:p>17367,9</text:p>
          </table:table-cell>
          <table:table-cell office:value-type="float" office:value="214605" calcext:value-type="float">
            <text:p>2146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3_50_1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9591.05 19401.12 19914.49 19370.19 18444.29</text:p>
          </table:table-cell>
          <table:table-cell office:value-type="float" office:value="18444.3" calcext:value-type="float">
            <text:p>18444,3</text:p>
          </table:table-cell>
          <table:table-cell office:value-type="float" office:value="19344.2" calcext:value-type="float">
            <text:p>19344,2</text:p>
          </table:table-cell>
          <table:table-cell office:value-type="float" office:value="221617" calcext:value-type="float">
            <text:p>221617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1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319757.61 2308476.11 2175129.98 2443569.22 2441343.43</text:p>
          </table:table-cell>
          <table:table-cell office:value-type="float" office:value="2175130" calcext:value-type="float">
            <text:p>2175130</text:p>
          </table:table-cell>
          <table:table-cell office:value-type="float" office:value="2337655.3" calcext:value-type="float">
            <text:p>2337655,3</text:p>
          </table:table-cell>
          <table:table-cell office:value-type="float" office:value="308421" calcext:value-type="float">
            <text:p>308421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1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339.69 17488.40 17482.28 16790.29 17335.15</text:p>
          </table:table-cell>
          <table:table-cell office:value-type="float" office:value="16790.3" calcext:value-type="float">
            <text:p>16790,3</text:p>
          </table:table-cell>
          <table:table-cell office:value-type="float" office:value="17287.2" calcext:value-type="float">
            <text:p>17287,2</text:p>
          </table:table-cell>
          <table:table-cell office:value-type="float" office:value="114.65" calcext:value-type="float">
            <text:p>114,65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1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9523.89 1042412.28 1026359.71 1036247.18 1031825.06</text:p>
          </table:table-cell>
          <table:table-cell office:value-type="float" office:value="19523.9" calcext:value-type="float">
            <text:p>19523,9</text:p>
          </table:table-cell>
          <table:table-cell office:value-type="float" office:value="831273.6" calcext:value-type="float">
            <text:p>831273,6</text:p>
          </table:table-cell>
          <table:table-cell office:value-type="float" office:value="258744" calcext:value-type="float">
            <text:p>258744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1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460379.40 2586280.23 2224063.80 2254767.88 2561099.21</text:p>
          </table:table-cell>
          <table:table-cell office:value-type="float" office:value="2224063.8" calcext:value-type="float">
            <text:p>2224063,8</text:p>
          </table:table-cell>
          <table:table-cell office:value-type="float" office:value="2417318.1" calcext:value-type="float">
            <text:p>2417318,1</text:p>
          </table:table-cell>
          <table:table-cell office:value-type="float" office:value="314214" calcext:value-type="float">
            <text:p>314214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2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957.54 17122.08 16853.93 16849.94 16847.18</text:p>
          </table:table-cell>
          <table:table-cell office:value-type="float" office:value="16847.2" calcext:value-type="float">
            <text:p>16847,2</text:p>
          </table:table-cell>
          <table:table-cell office:value-type="float" office:value="16926.1" calcext:value-type="float">
            <text:p>16926,1</text:p>
          </table:table-cell>
          <table:table-cell office:value-type="float" office:value="223307" calcext:value-type="float">
            <text:p>2233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3_50_2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49275.97 1035887.12 1037160.33 1019613.26 1026851.09</text:p>
          </table:table-cell>
          <table:table-cell office:value-type="float" office:value="1019613.3" calcext:value-type="float">
            <text:p>1019613,3</text:p>
          </table:table-cell>
          <table:table-cell office:value-type="float" office:value="1033757.6" calcext:value-type="float">
            <text:p>1033757,6</text:p>
          </table:table-cell>
          <table:table-cell office:value-type="float" office:value="238067" calcext:value-type="float">
            <text:p>238067</text:p>
          </table:table-cell>
          <table:table-cell office:value-type="float" office:value="500001" calcext:value-type="float">
            <text:p>500001</text:p>
          </table:table-cell>
        </table:table-row>
        <table:table-row table:style-name="ro1">
          <table:table-cell office:value-type="string" calcext:value-type="string">
            <text:p>HEVTSP_3_50_2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297578.52 2428410.86 2388944.28 2122106.40 2650473.25</text:p>
          </table:table-cell>
          <table:table-cell office:value-type="float" office:value="2122106.4" calcext:value-type="float">
            <text:p>2122106,4</text:p>
          </table:table-cell>
          <table:table-cell office:value-type="float" office:value="2377502.7" calcext:value-type="float">
            <text:p>2377502,7</text:p>
          </table:table-cell>
          <table:table-cell office:value-type="float" office:value="237729" calcext:value-type="float">
            <text:p>23772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3_50_2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196.38 17139.07 17222.13 17209.64 17132.06</text:p>
          </table:table-cell>
          <table:table-cell office:value-type="float" office:value="17132.1" calcext:value-type="float">
            <text:p>17132,1</text:p>
          </table:table-cell>
          <table:table-cell office:value-type="float" office:value="17179.9" calcext:value-type="float">
            <text:p>17179,9</text:p>
          </table:table-cell>
          <table:table-cell office:value-type="float" office:value="177071" calcext:value-type="float">
            <text:p>17707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3_50_2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52247.98 1057080.00 1045141.75 1055556.34 1042497.00</text:p>
          </table:table-cell>
          <table:table-cell office:value-type="float" office:value="1042497" calcext:value-type="float">
            <text:p>1042497</text:p>
          </table:table-cell>
          <table:table-cell office:value-type="float" office:value="1050504.6" calcext:value-type="float">
            <text:p>1050504,6</text:p>
          </table:table-cell>
          <table:table-cell office:value-type="float" office:value="274218" calcext:value-type="float">
            <text:p>2742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3_50_2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714106.81 2817462.98 2499836.65 2522207.41 2683990.01</text:p>
          </table:table-cell>
          <table:table-cell office:value-type="float" office:value="2499836.6" calcext:value-type="float">
            <text:p>2499836,6</text:p>
          </table:table-cell>
          <table:table-cell office:value-type="float" office:value="2647520.8" calcext:value-type="float">
            <text:p>2647520,8</text:p>
          </table:table-cell>
          <table:table-cell office:value-type="float" office:value="222502" calcext:value-type="float">
            <text:p>2225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3_50_3_TW_0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913.85 16912.78 16928.74 16705.97 17121.91</text:p>
          </table:table-cell>
          <table:table-cell office:value-type="float" office:value="16706" calcext:value-type="float">
            <text:p>16706</text:p>
          </table:table-cell>
          <table:table-cell office:value-type="float" office:value="16916.7" calcext:value-type="float">
            <text:p>16916,7</text:p>
          </table:table-cell>
          <table:table-cell office:value-type="float" office:value="182606" calcext:value-type="float">
            <text:p>1826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3_50_3_TW_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36429.92 1035587.83 1024017.45 1035440.72 1034432.13</text:p>
          </table:table-cell>
          <table:table-cell office:value-type="float" office:value="1024017.4" calcext:value-type="float">
            <text:p>1024017,4</text:p>
          </table:table-cell>
          <table:table-cell office:value-type="float" office:value="1033181.6" calcext:value-type="float">
            <text:p>1033181,6</text:p>
          </table:table-cell>
          <table:table-cell office:value-type="float" office:value="312246" calcext:value-type="float">
            <text:p>31224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3_50_3_TW_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591235.59 2378653.86 2506399.19 2638121.92 2563586.67</text:p>
          </table:table-cell>
          <table:table-cell office:value-type="float" office:value="2378653.9" calcext:value-type="float">
            <text:p>2378653,9</text:p>
          </table:table-cell>
          <table:table-cell office:value-type="float" office:value="2535599.4" calcext:value-type="float">
            <text:p>2535599,4</text:p>
          </table:table-cell>
          <table:table-cell office:value-type="float" office:value="165125" calcext:value-type="float">
            <text:p>1651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3_50_3_TW_3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7427.49 17098.81 16725.52 16770.93 17044.71</text:p>
          </table:table-cell>
          <table:table-cell office:value-type="float" office:value="16725.5" calcext:value-type="float">
            <text:p>16725,5</text:p>
          </table:table-cell>
          <table:table-cell office:value-type="float" office:value="17013.5" calcext:value-type="float">
            <text:p>17013,5</text:p>
          </table:table-cell>
          <table:table-cell office:value-type="float" office:value="265659" calcext:value-type="float">
            <text:p>26565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3_50_3_TW_4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45212.30 1059417.05 1044016.28 1048451.67 1044040.09</text:p>
          </table:table-cell>
          <table:table-cell office:value-type="float" office:value="1044016.3" calcext:value-type="float">
            <text:p>1044016,3</text:p>
          </table:table-cell>
          <table:table-cell office:value-type="float" office:value="1048227.5" calcext:value-type="float">
            <text:p>1048227,5</text:p>
          </table:table-cell>
          <table:table-cell office:value-type="float" office:value="275474" calcext:value-type="float">
            <text:p>27547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VTSP_3_50_3_TW_5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556823.87 2529238.82 2613510.71 2397848.31 2405334.09</text:p>
          </table:table-cell>
          <table:table-cell office:value-type="float" office:value="2397848.3" calcext:value-type="float">
            <text:p>2397848,3</text:p>
          </table:table-cell>
          <table:table-cell office:value-type="float" office:value="2500551.2" calcext:value-type="float">
            <text:p>2500551,2</text:p>
          </table:table-cell>
          <table:table-cell office:value-type="float" office:value="283019" calcext:value-type="float">
            <text:p>283019</text:p>
          </table:table-cell>
          <table:table-cell office:value-type="float" office:value="500001" calcext:value-type="float">
            <text:p>500001</text:p>
          </table:table-cell>
        </table:table-row>
      </table:table>
      <table:table table:name="Planilha2" table:style-name="ta1">
        <table:table-column table:style-name="co10" table:number-columns-repeated="3" table:default-cell-style-name="Default"/>
        <table:table-row table:style-name="ro1">
          <table:table-cell office:value-type="float" office:value="6470.1" calcext:value-type="float">
            <text:p>6470,1</text:p>
          </table:table-cell>
          <table:table-cell office:value-type="float" office:value="6550.5" calcext:value-type="float">
            <text:p>6550,5</text:p>
          </table:table-cell>
          <table:table-cell office:value-type="float" office:value="200.642" calcext:value-type="float">
            <text:p>200,642</text:p>
          </table:table-cell>
        </table:table-row>
        <table:table-row table:style-name="ro1">
          <table:table-cell office:value-type="float" office:value="6528.1" calcext:value-type="float">
            <text:p>6528,1</text:p>
          </table:table-cell>
          <table:table-cell office:value-type="float" office:value="6620.6" calcext:value-type="float">
            <text:p>6620,6</text:p>
          </table:table-cell>
          <table:table-cell office:value-type="float" office:value="325.853" calcext:value-type="float">
            <text:p>325,853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6029.3" calcext:value-type="float">
            <text:p>6029,3</text:p>
          </table:table-cell>
          <table:table-cell office:value-type="float" office:value="171.652" calcext:value-type="float">
            <text:p>171,652</text:p>
          </table:table-cell>
        </table:table-row>
        <table:table-row table:style-name="ro1">
          <table:table-cell office:value-type="float" office:value="5765.7" calcext:value-type="float">
            <text:p>5765,7</text:p>
          </table:table-cell>
          <table:table-cell office:value-type="float" office:value="5988.9" calcext:value-type="float">
            <text:p>5988,9</text:p>
          </table:table-cell>
          <table:table-cell office:value-type="float" office:value="205.978" calcext:value-type="float">
            <text:p>205,978</text:p>
          </table:table-cell>
        </table:table-row>
        <table:table-row table:style-name="ro1">
          <table:table-cell office:value-type="float" office:value="5467.5" calcext:value-type="float">
            <text:p>5467,5</text:p>
          </table:table-cell>
          <table:table-cell office:value-type="float" office:value="5683.6" calcext:value-type="float">
            <text:p>5683,6</text:p>
          </table:table-cell>
          <table:table-cell office:value-type="float" office:value="258.604" calcext:value-type="float">
            <text:p>258,604</text:p>
          </table:table-cell>
        </table:table-row>
        <table:table-row table:style-name="ro1">
          <table:table-cell office:value-type="float" office:value="5283.8" calcext:value-type="float">
            <text:p>5283,8</text:p>
          </table:table-cell>
          <table:table-cell office:value-type="float" office:value="5640.9" calcext:value-type="float">
            <text:p>5640,9</text:p>
          </table:table-cell>
          <table:table-cell office:value-type="float" office:value="206.221" calcext:value-type="float">
            <text:p>206,221</text:p>
          </table:table-cell>
        </table:table-row>
        <table:table-row table:style-name="ro1">
          <table:table-cell office:value-type="float" office:value="11886.5" calcext:value-type="float">
            <text:p>11886,5</text:p>
          </table:table-cell>
          <table:table-cell office:value-type="float" office:value="814117.3" calcext:value-type="float">
            <text:p>814117,3</text:p>
          </table:table-cell>
          <table:table-cell office:value-type="float" office:value="376.159" calcext:value-type="float">
            <text:p>376,159</text:p>
          </table:table-cell>
        </table:table-row>
        <table:table-row table:style-name="ro1">
          <table:table-cell office:value-type="float" office:value="17202.5" calcext:value-type="float">
            <text:p>17202,5</text:p>
          </table:table-cell>
          <table:table-cell office:value-type="float" office:value="17367.9" calcext:value-type="float">
            <text:p>17367,9</text:p>
          </table:table-cell>
          <table:table-cell office:value-type="float" office:value="214.605" calcext:value-type="float">
            <text:p>214,605</text:p>
          </table:table-cell>
        </table:table-row>
        <table:table-row table:style-name="ro1">
          <table:table-cell office:value-type="float" office:value="18444.3" calcext:value-type="float">
            <text:p>18444,3</text:p>
          </table:table-cell>
          <table:table-cell office:value-type="float" office:value="19344.2" calcext:value-type="float">
            <text:p>19344,2</text:p>
          </table:table-cell>
          <table:table-cell office:value-type="float" office:value="221.617" calcext:value-type="float">
            <text:p>221,617</text:p>
          </table:table-cell>
        </table:table-row>
        <table:table-row table:style-name="ro1">
          <table:table-cell office:value-type="float" office:value="16790.3" calcext:value-type="float">
            <text:p>16790,3</text:p>
          </table:table-cell>
          <table:table-cell office:value-type="float" office:value="17287.2" calcext:value-type="float">
            <text:p>17287,2</text:p>
          </table:table-cell>
          <table:table-cell office:value-type="float" office:value="114.65" calcext:value-type="float">
            <text:p>114,65</text:p>
          </table:table-cell>
        </table:table-row>
        <table:table-row table:style-name="ro1">
          <table:table-cell office:value-type="float" office:value="19523.9" calcext:value-type="float">
            <text:p>19523,9</text:p>
          </table:table-cell>
          <table:table-cell office:value-type="float" office:value="831273.6" calcext:value-type="float">
            <text:p>831273,6</text:p>
          </table:table-cell>
          <table:table-cell office:value-type="float" office:value="258.744" calcext:value-type="float">
            <text:p>258,744</text:p>
          </table:table-cell>
        </table:table-row>
        <table:table-row table:style-name="ro1">
          <table:table-cell office:value-type="float" office:value="16847.2" calcext:value-type="float">
            <text:p>16847,2</text:p>
          </table:table-cell>
          <table:table-cell office:value-type="float" office:value="16926.1" calcext:value-type="float">
            <text:p>16926,1</text:p>
          </table:table-cell>
          <table:table-cell office:value-type="float" office:value="223.307" calcext:value-type="float">
            <text:p>223,307</text:p>
          </table:table-cell>
        </table:table-row>
        <table:table-row table:style-name="ro1">
          <table:table-cell office:value-type="float" office:value="17132.1" calcext:value-type="float">
            <text:p>17132,1</text:p>
          </table:table-cell>
          <table:table-cell office:value-type="float" office:value="17179.9" calcext:value-type="float">
            <text:p>17179,9</text:p>
          </table:table-cell>
          <table:table-cell office:value-type="float" office:value="177.071" calcext:value-type="float">
            <text:p>177,071</text:p>
          </table:table-cell>
        </table:table-row>
        <table:table-row table:style-name="ro1">
          <table:table-cell office:value-type="float" office:value="16706" calcext:value-type="float">
            <text:p>16706</text:p>
          </table:table-cell>
          <table:table-cell office:value-type="float" office:value="16916.7" calcext:value-type="float">
            <text:p>16916,7</text:p>
          </table:table-cell>
          <table:table-cell office:value-type="float" office:value="182.606" calcext:value-type="float">
            <text:p>182,606</text:p>
          </table:table-cell>
        </table:table-row>
        <table:table-row table:style-name="ro1">
          <table:table-cell office:value-type="float" office:value="16725.5" calcext:value-type="float">
            <text:p>16725,5</text:p>
          </table:table-cell>
          <table:table-cell office:value-type="float" office:value="17013.5" calcext:value-type="float">
            <text:p>17013,5</text:p>
          </table:table-cell>
          <table:table-cell office:value-type="float" office:value="265.659" calcext:value-type="float">
            <text:p>265,6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AVERAGE([.C1:.C15])" office:value-type="float" office:value="226.8912" calcext:value-type="float">
            <text:p>226,8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4-09-06T18:34:45.081000000</dc:date>
    <meta:editing-duration>PT4M20S</meta:editing-duration>
    <meta:editing-cycles>2</meta:editing-cycles>
    <meta:document-statistic meta:table-count="2" meta:cell-count="541" meta:object-count="0"/>
  </office:meta>
</office:document-meta>
</file>